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D000000FC0B4D409CF6057F48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4.382cm, 2.715cm, 19.98cm, 0cm)" draw:image-opacity="100%" style:mirror="none"/>
    </style:style>
    <style:style style:name="gr2" style:family="graphic" style:parent-style-name="standard">
      <style:graphic-properties svg:stroke-color="#ffff00" draw:fill-color="#ffff00" draw:textarea-horizontal-align="justify" draw:textarea-vertical-align="middle" draw:auto-grow-height="false" fo:min-height="0.35cm" fo:min-width="2.3cm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2.134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41cm" svg:height="9.199cm" svg:x="9.6cm" svg:y="3.201cm">
          <draw:image xlink:href="Pictures/1000000000000BD000000FC0B4D409CF6057F489.jpg" xlink:type="simple" xlink:show="embed" xlink:actuate="onLoad" loext:mime-type="image/jpeg">
            <text:p/>
          </draw:image>
        </draw:frame>
        <draw:custom-shape draw:style-name="gr2" draw:text-style-name="P2" draw:layer="layout" svg:width="3.2cm" svg:height="1.2cm" svg:x="9.8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4cm" svg:height="2.384cm" svg:x="9.8cm" svg:y="4.916cm">
          <draw:text-box>
            <text:p>RGB LED - </text:p>
            <text:p>Blue (Connected)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07:56:54.327950722</meta:creation-date>
    <dc:date>2021-09-30T10:22:37.402682140</dc:date>
    <meta:editing-duration>PT11M30S</meta:editing-duration>
    <meta:editing-cycles>2</meta:editing-cycles>
    <meta:generator>LibreOffice/6.4.7.2$Linux_X86_64 LibreOffice_project/40$Build-2</meta:generator>
    <meta:document-statistic meta:object-count="26"/>
  </office:meta>
</office:document-meta>
</file>